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list-style-name="Numbering_20_5"/>
    <style:style style:name="P2" style:family="paragraph" style:parent-style-name="Standard">
      <style:text-properties officeooo:rsid="00020b5a" officeooo:paragraph-rsid="0000eb9f"/>
    </style:style>
    <style:style style:name="P3" style:family="paragraph" style:parent-style-name="Standard" style:list-style-name="L1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020b5a" officeooo:paragraph-rsid="00020b5a"/>
    </style:style>
    <style:style style:name="P4" style:family="paragraph" style:parent-style-name="Standard" style:list-style-name="L1">
      <loext:graphic-properties draw:fill="none"/>
      <style:paragraph-properties fo:margin-left="0in" fo:margin-right="0in" fo:text-indent="0in" style:auto-text-indent="false" fo:background-color="transparent"/>
      <style:text-properties officeooo:rsid="00020b5a" officeooo:paragraph-rsid="00020b5a"/>
    </style:style>
    <style:style style:name="T1" style:family="text">
      <style:text-properties officeooo:rsid="00020b5a"/>
    </style:style>
    <text:list-style style:name="L1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1598in" fo:text-indent="0.0902in" fo:margin-left="0.15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491883803811051656" text:style-name="Numbering_20_5">
        <text:list-item>
          <text:p text:style-name="P1">A list item</text:p>
        </text:list-item>
        <text:list-item>
          <text:p text:style-name="P1">A second</text:p>
        </text:list-item>
        <text:list-item>
          <text:p text:style-name="P1">A third</text:p>
          <text:list>
            <text:list-item>
              <text:p text:style-name="P1">New level!</text:p>
              <text:list>
                <text:list-item>
                  <text:p text:style-name="P1">And another!</text:p>
                </text:list-item>
                <text:list-item>
                  <text:p text:style-name="P1">It's great up here!</text:p>
                </text:list-item>
              </text:list>
            </text:list-item>
            <text:list-item>
              <text:p text:style-name="P1">Oh noes</text:p>
            </text:list-item>
            <text:list-item>
              <text:p text:style-name="P1">We fell!</text:p>
            </text:list-item>
          </text:list>
        </text:list-item>
        <text:list-item>
          <text:p text:style-name="P1">Maybe someone</text:p>
        </text:list-item>
        <text:list-item>
          <text:p text:style-name="P1">Pushed us?</text:p>
        </text:list-item>
      </text:list>
      <text:p text:style-name="P2"/>
      <text:list xml:id="list1255812504585267892" text:style-name="L1">
        <text:list-item>
          <text:p text:style-name="P3">Start new list, but a different starting point.</text:p>
        </text:list-item>
        <text:list-item>
          <text:p text:style-name="P4">Because we ca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margin-top="0in" fo:margin-bottom="0.0835in" loext:contextual-spacing="false"/>
    </style:style>
    <style:style style:name="List" style:family="paragraph" style:class="list">
      <style:text-properties style:font-name="Calibri" fo:font-family="Calibri" style:font-family-generic="swiss" style:font-name-complex="Mangal1" style:font-family-complex="Mangal"/>
    </style:style>
    <style:style style:name="Caption" style:family="paragraph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class="index">
      <style:paragraph-properties text:number-lines="false" text:line-number="0"/>
      <style:text-properties style:font-name="Calibri" fo:font-family="Calibri" style:font-family-generic="swiss" style:font-name-complex="Mangal1" style:font-family-complex="Mangal"/>
    </style:style>
    <style:style style:name="Heading_20_1" style:display-name="Heading 1" style:family="paragraph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Linnemann</meta:initial-creator>
    <meta:creation-date>2015-03-01T17:26:12.31</meta:creation-date>
    <dc:date>2016-10-14T13:31:20.931282172</dc:date>
    <meta:editing-duration>PT14M21S</meta:editing-duration>
    <meta:editing-cycles>3</meta:editing-cycles>
    <meta:generator>LibreOffice/4.4.6.3$Linux_X86_64 LibreOffice_project/40m0$Build-3</meta:generator>
    <meta:document-statistic meta:table-count="0" meta:image-count="0" meta:object-count="0" meta:page-count="1" meta:paragraph-count="12" meta:word-count="46" meta:character-count="197" meta:non-whitespace-character-count="175"/>
  </office:meta>
</office:document-meta>
</file>